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606cm" svg:height="5.864cm" svg:x="1.27cm" svg:y="4.55cm" presentation:class="title" presentation:user-transformed="true">
          <draw:text-box>
            <text:p text:style-name="P1"><text:span text:style-name="T1">Audio Signal Processing for Music Applications: </text:span><text:span text:style-name="T1"><text:line-break/></text:span><text:span text:style-name="T1">Course Outline</text:span></text:p>
          </draw:text-box>
        </draw:frame>
        <draw:custom-shape draw:name="Text Box 2" draw:style-name="gr1" draw:text-style-name="P5" draw:layer="layout" svg:width="15.451cm" svg:height="3.968cm" svg:x="5.715cm" svg:y="12.7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4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Fourier-based analysis/synthesis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Applications:</text:span></text:p>
                <text:list>
                  <text:list-item>
                    <text:p><text:span text:style-name="T5">Sound transformations</text:span></text:p>
                  </text:list-item>
                  <text:list-item>
                    <text:p><text:span text:style-name="T5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1.</text:span><text:span text:style-name="T7"><text:tab/></text:span><text:span text:style-name="T7">Introduction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Introduction to Audio Signal Processing</text:span></text:p>
              </text:list-item>
              <text:list-item>
                <text:p><text:span text:style-name="T5">Course outline</text:span></text:p>
              </text:list-item>
              <text:list-item>
                <text:p><text:span text:style-name="T5">Basic mathemat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2.</text:span><text:span text:style-name="T7"><text:tab/></text:span><text:span text:style-name="T7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DFT equation</text:span></text:p>
              </text:list-item>
              <text:list-item>
                <text:p><text:span text:style-name="T5">Complex exponentials</text:span></text:p>
              </text:list-item>
              <text:list-item>
                <text:p><text:span text:style-name="T5">Scalar product</text:span></text:p>
              </text:list-item>
              <text:list-item>
                <text:p><text:span text:style-name="T5">DFT of complex sinusoids</text:span></text:p>
              </text:list-item>
              <text:list-item>
                <text:p><text:span text:style-name="T5">DFT of real sinusoids</text:span></text:p>
              </text:list-item>
              <text:list-item>
                <text:p><text:span text:style-name="T5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3.</text:span><text:span text:style-name="T7"><text:tab/></text:span><text:span text:style-name="T7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Linearity, Shift, Evenness, Convolution</text:span></text:p>
              </text:list-item>
              <text:list-item>
                <text:p><text:span text:style-name="T5">Phase unwrapping, Zero padding</text:span></text:p>
              </text:list-item>
              <text:list-item>
                <text:p><text:span text:style-name="T5">Power &amp; amplitude in dB</text:span></text:p>
              </text:list-item>
              <text:list-item>
                <text:p><text:span text:style-name="T5">Fast Fourier Transform (FFT)</text:span></text:p>
              </text:list-item>
              <text:list-item>
                <text:p><text:span text:style-name="T5">FFT and zero-phase</text:span></text:p>
              </text:list-item>
              <text:list-item>
                <text:p><text:span text:style-name="T5">Analysis/synthesi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4.</text:span><text:span text:style-name="T7"><text:tab/></text:span><text:span text:style-name="T7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FT equation</text:span></text:p>
              </text:list-item>
              <text:list-item>
                <text:p><text:span text:style-name="T5">Analysis window</text:span></text:p>
              </text:list-item>
              <text:list-item>
                <text:p><text:span text:style-name="T5">FFT size and 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5.</text:span><text:span text:style-name="T7"><text:tab/></text:span><text:span text:style-name="T7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model equation</text:span></text:p>
              </text:list-item>
              <text:list-item>
                <text:p><text:span text:style-name="T5">Sinewaves in a spectrum</text:span></text:p>
              </text:list-item>
              <text:list-item>
                <text:p><text:span text:style-name="T5">Sinewaves as spectral peaks</text:span></text:p>
              </text:list-item>
              <text:list-item>
                <text:p><text:span text:style-name="T5">Time-varying sinewaves in spectrogram</text:span></text:p>
              </text:list-item>
              <text:list-item>
                <text:p><text:span text:style-name="T5">Sinusoidal synthesis</text:span></text:p>
              </text:list-item>
              <text:list-item>
                <text:p><text:span text:style-name="T5">Sinusoidal model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7.</text:span><text:span text:style-name="T7"><text:tab/></text:span><text:span text:style-name="T7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Harmonic model equation</text:span></text:p>
              </text:list-item>
              <text:list-item>
                <text:p><text:span text:style-name="T5">Sinusoids-Partials-Harmonics</text:span></text:p>
              </text:list-item>
              <text:list-item>
                <text:p><text:span text:style-name="T5">Fundamental frequency detection</text:span></text:p>
              </text:list-item>
              <text:list-item>
                <text:p><text:span text:style-name="T5">Harmonic tracking</text:span></text:p>
              </text:list-item>
              <text:list-item>
                <text:p><text:span text:style-name="T5">Harmonic model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8.</text:span><text:span text:style-name="T7"><text:tab/></text:span><text:span text:style-name="T7">Sinusoidal plus residual modeling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plus residual model</text:span></text:p>
              </text:list-item>
              <text:list-item>
                <text:p><text:span text:style-name="T5">Sinusoidal subtraction</text:span></text:p>
              </text:list-item>
              <text:list-item>
                <text:p><text:span text:style-name="T5">Stochastic model</text:span></text:p>
              </text:list-item>
              <text:list-item>
                <text:p><text:span text:style-name="T5">Stochastic approximation of residual</text:span></text:p>
              </text:list-item>
              <text:list-item>
                <text:p><text:span text:style-name="T5">Sinusoidal plus stochastic model</text:span></text:p>
              </text:list-item>
              <text:list-item>
                <text:p><text:span text:style-name="T5">Harmonic plus stochastic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9.</text:span><text:span text:style-name="T7"><text:tab/></text:span><text:span text:style-name="T7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5">Short-time Fourier transform</text:span></text:p>
                <text:list>
                  <text:list-item>
                    <text:p><text:span text:style-name="T8">Filtering; morphing</text:span></text:p>
                  </text:list-item>
                </text:list>
              </text:list-item>
              <text:list-item>
                <text:p><text:span text:style-name="T5">Sinusoidal plus residual model</text:span></text:p>
                <text:list>
                  <text:list-item>
                    <text:p><text:span text:style-name="T8">Frequency scaling</text:span></text:p>
                  </text:list-item>
                </text:list>
              </text:list-item>
              <text:list-item>
                <text:p><text:span text:style-name="T5">Harmonic plus residual model</text:span></text:p>
                <text:list>
                  <text:list-item>
                    <text:p><text:span text:style-name="T8">Pitch transposition; morphing</text:span></text:p>
                  </text:list-item>
                </text:list>
              </text:list-item>
              <text:list-item>
                <text:p><text:span text:style-name="T5">Harmonic plus stochastic model</text:span></text:p>
                <text:list>
                  <text:list-item>
                    <text:p><text:span text:style-name="T8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0.</text:span><text:span text:style-name="T7"><text:tab/></text:span><text:span text:style-name="T7">Sound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Sinusoidal plus residual model features</text:span></text:p>
              </text:list-item>
              <text:list-item>
                <text:p><text:span text:style-name="T5">Other spectral-based features</text:span></text:p>
              </text:list-item>
              <text:list-item>
                <text:p><text:span text:style-name="T5">Features for sound description</text:span></text:p>
              </text:list-item>
              <text:list-item>
                <text:p><text:span text:style-name="T5">Features for instrument modeling</text:span></text:p>
              </text:list-item>
              <text:list-item>
                <text:p><text:span text:style-name="T5">Features for 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1.</text:span><text:span text:style-name="T7"><text:tab/></text:span><text:span text:style-name="T7">Conclussions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Review of sound models</text:span></text:p>
              </text:list-item>
              <text:list-item>
                <text:p><text:span text:style-name="T5">Other Fourier-based sound models</text:span></text:p>
              </text:list-item>
              <text:list-item>
                <text:p><text:span text:style-name="T5">Non Fourier-based sound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4">References and 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5T18:01:46</dc:date>
    <dc:creator>xavier serra</dc:creator>
    <meta:generator>LibreOffice/4.0.6.2$MacOSX_x86 LibreOffice_project/2e2573268451a50806fcd60ae2d9fe01dd0ce24</meta:generator>
    <meta:editing-duration>P1DT9H38M8S</meta:editing-duration>
    <meta:editing-cycles>36</meta:editing-cycles>
    <meta:document-statistic meta:object-count="83"/>
  </office:meta>
</office:document-meta>
</file>